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ataFieldMaxValueIncrementer.AbstractDataFieldMaxValueIncrementer( DataSource dataSource , String incremen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DataFieldMaxValueIncrementer.afterProperties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DataFieldMaxValueIncrementer.nextString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DataFieldMaxValueIncrementer.setDataSourc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FieldMaxValueIncrementer.setPaddingLength( int padding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FieldMaxValueIncrementer.nextLo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FieldMaxValueIncrementer.get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FieldMaxValueIncrementer.getIncrement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FieldMaxValueIncrementer.setIncrementerName( String incremen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FieldMaxValueIncrementer.getPadding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FieldMaxValueIncrementer.nextI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FieldMaxValueIncrementer.AbstractDataFieldMaxValueIncrem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